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pt"/>
    </style:style>
    <style:style style:name="co2" style:family="table-column">
      <style:table-column-properties fo:break-before="auto" style:column-width="454.14pt"/>
    </style:style>
    <style:style style:name="co3" style:family="table-column">
      <style:table-column-properties fo:break-before="auto" style:column-width="73.45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140.2pt"/>
    </style:style>
    <style:style style:name="co6" style:family="table-column">
      <style:table-column-properties fo:break-before="auto" style:column-width="304.16pt"/>
    </style:style>
    <style:style style:name="co7" style:family="table-column">
      <style:table-column-properties fo:break-before="auto" style:column-width="53.09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54.11pt"/>
    </style:style>
    <style:style style:name="co10" style:family="table-column">
      <style:table-column-properties fo:break-before="auto" style:column-width="87.85pt"/>
    </style:style>
    <style:style style:name="co11" style:family="table-column">
      <style:table-column-properties fo:break-before="auto" style:column-width="539.89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89.86pt"/>
    </style:style>
    <style:style style:name="co14" style:family="table-column">
      <style:table-column-properties fo:break-before="auto" style:column-width="90.96pt"/>
    </style:style>
    <style:style style:name="co15" style:family="table-column">
      <style:table-column-properties fo:break-before="auto" style:column-width="118.35pt"/>
    </style:style>
    <style:style style:name="co16" style:family="table-column">
      <style:table-column-properties fo:break-before="auto" style:column-width="180.6pt"/>
    </style:style>
    <style:style style:name="co17" style:family="table-column">
      <style:table-column-properties fo:break-before="auto" style:column-width="498.25pt"/>
    </style:style>
    <style:style style:name="co18" style:family="table-column">
      <style:table-column-properties fo:break-before="auto" style:column-width="108.2pt"/>
    </style:style>
    <style:style style:name="co19" style:family="table-column">
      <style:table-column-properties fo:break-before="auto" style:column-width="308.3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.99pt" fo:break-before="auto" style:use-optimal-row-height="false"/>
    </style:style>
    <style:style style:name="ro5" style:family="table-row">
      <style:table-row-properties style:row-height="28.01pt" fo:break-before="auto" style:use-optimal-row-height="false"/>
    </style:style>
    <style:style style:name="ro6" style:family="table-row">
      <style:table-row-properties style:row-height="33.05pt" fo:break-before="auto" style:use-optimal-row-height="false"/>
    </style:style>
    <style:style style:name="ro7" style:family="table-row">
      <style:table-row-properties style:row-height="16.16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x_20__28_copy_20_template_21__29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justify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pt"/>
      <style:text-properties fo:color="#000000"/>
    </style:style>
    <style:style style:name="ce7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31" office:value-type="string" calcext:value-type="string" table:number-columns-spanned="1" table:number-rows-spanned="2">
            <text:p>Priority</text:p>
          </table:table-cell>
          <table:table-cell table:style-name="ce31" office:value-type="string" calcext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 calcext:value-type="string">
            <text:p>estimated</text:p>
          </table:table-cell>
          <table:table-cell table:style-name="ce31" office:value-type="string" calcext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The navigation GUI part implemented. Sidebar don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9" office:value-type="string" calcext:value-type="string">
            <text:p>As a player I want to easily place the building blocks on to the map by dragging and dropping them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29" office:value-type="string" calcext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ave my created map so I could train my AI on it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9" office:value-type="string" calcext:value-type="string">
            <text:p>As a player I want to load any of my saved map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As a player I want to be able to edit my already created maps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string" calcext:value-type="string">
            <text:p>in progress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9" office:value-type="string" calcext:value-type="string">
            <text:p>As a player I can adjust the learning parameters of the AI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As a player I want the AI to 'mutate' automatically if it doesn't reach the goal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string" calcext:value-type="string">
            <text:p>in progress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9" office:value-type="string" calcext:value-type="string">
            <text:p>As a player I want my AI to be able to compete on a pre-built challenge map in order to get upgrade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9" office:value-type="string" calcext:value-type="string">
            <text:p>As a player I want to be rated whenever I finish a pre-built challenge map and be put on a scoreboar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9" office:value-type="string" calcext:value-type="string">
            <text:p>As a player I want to receive power ups after successfully completing challenges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>
            <text:p>As a player I can play with all suitable peripherals 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26" office:value-type="string" calcext:value-type="string">
            <text:p>Sprint 1</text:p>
          </table:table-cell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4">
          <table:table-cell table:style-name="ce34"/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tart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End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Overall Goal</text:p>
          </table:table-cell>
          <table:table-cell table:style-name="ce35" office:value-type="string" calcext:value-type="string">
            <text:p>Create a map builder interface</text:p>
          </table:table-cell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User Stories that are part of this sprint: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escription</text:p>
          </table:table-cell>
          <table:table-cell table:style-name="ce47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72"/>
          <table:table-cell table:style-name="ce37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done</text:p>
          </table:table-cell>
          <table:table-cell table:number-columns-repeated="1017"/>
        </table:table-row>
        <table:table-row table:style-name="ro6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a side navigation bar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7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50" table:number-columns-repeated="3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72" table:number-columns-spanned="4" table:number-rows-spanned="1"/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print Backlog (Tasks)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Description</text:p>
          </table:table-cell>
          <table:table-cell table:style-name="ce73" office:value-type="string" calcext:value-type="string" table:number-columns-spanned="1" table:number-rows-spanned="2">
            <text:p>User Story ID</text:p>
          </table:table-cell>
          <table:table-cell table:style-name="ce73" office:value-type="string" calcext:value-type="string" table:number-columns-spanned="2" table:number-rows-spanned="1">
            <text:p>Effort (hours)</text:p>
          </table:table-cell>
          <table:covered-table-cell table:style-name="ce76"/>
          <table:table-cell table:style-name="ce73" office:value-type="string" calcext:value-type="string" table:number-columns-spanned="1" table:number-rows-spanned="2">
            <text:p>Status</text:p>
          </table:table-cell>
          <table:table-cell table:style-name="ce73" office:value-type="string" calcext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38"/>
          <table:table-cell table:style-name="ce73" office:value-type="string" calcext:value-type="string">
            <text:p>estimated</text:p>
          </table:table-cell>
          <table:table-cell table:style-name="ce73" office:value-type="string" calcext:value-type="string">
            <text:p>required</text:p>
          </table:table-cell>
          <table:covered-table-cell table:number-columns-repeated="2" table:style-name="ce76"/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65" office:value-type="string" calcext:value-type="string">
            <text:p>create a map containing a grid to hold objects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5</text:p>
          </table:table-cell>
          <table:table-cell table:style-name="ce73" office:value-type="string" calcext:value-type="string">
            <text:p>10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65" office:value-type="string" calcext:value-type="string">
            <text:p>propose an app design solution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6</text:p>
          </table:table-cell>
          <table:table-cell table:style-name="ce73" office:value-type="string" calcext:value-type="string">
            <text:p>8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9" office:value-type="string" calcext:value-type="string">
            <text:p>define behavior for the obstacle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9" office:value-type="string" calcext:value-type="string">
            <text:p>Add building blocks and other obstacle objects 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9" office:value-type="string" calcext:value-type="string">
            <text:p>Add drag and drop functionalities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9" office:value-type="string" calcext:value-type="string">
            <text:p>create a pane for the side navigation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inished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7" calcext:value-type="float">
            <text:p>7</text:p>
          </table:table-cell>
          <table:table-cell table:style-name="ce39" office:value-type="string" calcext:value-type="string">
            <text:p>add draggable elements to the navigation bar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8" calcext:value-type="float">
            <text:p>8</text:p>
          </table:table-cell>
          <table:table-cell table:style-name="ce39" office:value-type="string" calcext:value-type="string">
            <text:p>define basic genetic algorithm behavior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 table:number-rows-repeated="4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18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2" table:style-name="ta3">
        <office:forms form:automatic-focus="false" form:apply-design-mode="false"/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2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Finish map building interface, finalize basic AI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side navigation bars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72" table:number-columns-repeated="3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to start training the AI on a preloaded map whenever I press play</text:p>
          </table:table-cell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dd Junit tests to the java project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83" office:value-type="string" calcext:value-type="string">
            <text:p>to do</text:p>
          </table:table-cell>
          <table:table-cell table:style-name="ce18" office:value-type="string" calcext:value-type="string">
            <text:p>Patrick, Luc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right bar functionality (select game mode, adjust parameters)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83" office:value-type="string" calcext:value-type="string">
            <text:p>to do</text:p>
          </table:table-cell>
          <table:table-cell table:style-name="ce18" office:value-type="string" calcext:value-type="string">
            <text:p>Patrick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lement design of the topbar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83" office:value-type="string" calcext:value-type="string">
            <text:p>to do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implement design of bottom bar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to do</text:p>
          </table:table-cell>
          <table:table-cell table:style-name="ce32" office:value-type="string" calcext:value-type="string">
            <text:p>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finish dragging and dropping of building block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to do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finalize saving and loading of the map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in progress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add behavior of different map element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to do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9" calcext:value-type="float">
            <text:p>9</text:p>
          </table:table-cell>
          <table:table-cell table:style-name="ce32" office:value-type="string" calcext:value-type="string">
            <text:p>make the GA move the individuals to the finish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in progress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copy template" table:style-name="ta4" table:print="false">
        <table:table-column table:style-name="co10" table:default-cell-style-name="ce4"/>
        <table:table-column table:style-name="co19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1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Improve user profile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registered user I want to set-up a personal profile page to present myself.</text:p>
          </table:table-cell>
          <table:table-cell table:style-name="ce83" office:value-type="string" calcext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84"/>
          <table:table-cell table:style-name="ce18" office:value-type="string" calcext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repeated="4"/>
          <table:table-cell table:style-name="ce18" office:value-type="string" calcext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Extend database with fields for profile info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.5" calcext:value-type="float">
            <text:p>5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Develop form to fill in profile data in HTML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/>
          <table:table-cell table:style-name="ce83" office:value-type="string" calcext:value-type="string">
            <text:p>in process</text:p>
          </table:table-cell>
          <table:table-cell table:style-name="ce18" office:value-type="string" calcext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Add form and logic for save / edit to application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8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4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7.15pt" fo:margin-left="0pt" fo:margin-right="0pt" fo:margin-top="5.16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9.84pt" fo:margin-left="0pt" fo:margin-right="0pt" fo:margin-top="7.8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0:31:10.297241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0:35:20.357417233</dc:date>
    <meta:generator>LibreOffice/6.0.6.2$Linux_X86_64 LibreOffice_project/00m0$Build-2</meta:generator>
    <meta:editing-duration>PT16H1M58S</meta:editing-duration>
    <meta:editing-cycles>11</meta:editing-cycles>
    <meta:document-statistic meta:table-count="4" meta:cell-count="292" meta:object-count="0"/>
  </office:meta>
</office:document-meta>
</file>